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rial" svg:font-family="Arial"/>
    <style:font-face style:name="Times" svg:font-family="Times"/>
    <style:font-face style:name="Times New Roman" svg:font-family="Times New Roman"/>
  </office:font-face-decls>
  <office:automatic-styles>
    <style:style style:name="Table1" style:family="table">
      <style:table-properties style:width="7.0in" table:align="margins"/>
    </style:style>
    <style:style style:name="P1" style:family="paragraph" style:parent-style-name="Standard">
      <style:paragraph-properties fo:margin-top="0.0398in" fo:margin-bottom="0.0398in" fo:text-align="end" fo:line-height="0.1665in"/>
      <style:text-properties style:font-name="Arial" fo:font-size="20.0pt"/>
    </style:style>
    <style:style style:name="P2" style:family="paragraph" style:parent-style-name="Standard">
      <style:paragraph-properties fo:margin-top="0.1665in" fo:margin-bottom="0.5000in" fo:text-align="end" fo:line-height="0.1665in"/>
      <style:text-properties style:font-name="Arial" fo:font-size="32.0pt"/>
    </style:style>
    <style:style style:name="P3" style:family="paragraph" style:parent-style-name="Standard">
      <style:paragraph-properties fo:margin-bottom="0.2780in" fo:text-align="end" fo:line-height="0.1665in"/>
      <style:text-properties style:font-name="Arial" fo:font-size="20.0pt"/>
    </style:style>
    <style:style style:name="P4" style:family="paragraph" style:parent-style-name="Standard">
      <style:paragraph-properties fo:margin-top="0.1665in" fo:margin-bottom="0.5000in" fo:text-align="end" fo:line-height="0.1665in"/>
      <style:text-properties style:font-name="Arial" fo:font-size="20.0pt"/>
    </style:style>
    <style:style style:name="P5" style:family="paragraph" style:parent-style-name="Standard">
      <style:paragraph-properties fo:margin-top="0.1665in" fo:margin-bottom="0.5000in" fo:text-align="end" fo:line-height="0.1665in"/>
      <style:text-properties style:font-name="Arial" fo:font-size="14.0pt"/>
    </style:style>
    <style:style style:name="P6" style:family="paragraph" style:parent-style-name="Standard">
      <style:paragraph-properties fo:margin-top="0.1665in" fo:margin-bottom="0.5000in" fo:text-align="end" fo:line-height="0.1665in"/>
      <style:text-properties style:font-name="Arial" fo:font-size="12.0pt"/>
    </style:style>
    <style:style style:name="P7" style:family="paragraph" style:parent-style-name="Standard">
      <style:paragraph-properties fo:margin-top="0.0835in" fo:margin-bottom="0.1665in" fo:line-height="0.1665in"/>
      <style:text-properties style:font-name="Times" fo:font-size="18.0pt"/>
    </style:style>
    <style:style style:name="P8" style:family="paragraph" style:parent-style-name="Standard">
      <style:paragraph-properties fo:margin-top="0.0417in" fo:margin-left="0.2500in" fo:text-align="justify" fo:text-indent="-0.2500in" fo:line-height="0.1528in">
        <style:tab-stops>
          <style:tab-stop style:position="0.2500in"/>
          <style:tab-stop style:position="6.5000in"/>
        </style:tab-stops>
      </style:paragraph-properties>
      <style:text-properties style:font-name="Times" fo:font-size="12.0pt"/>
    </style:style>
    <style:style style:name="P9" style:family="paragraph" style:parent-style-name="Standard">
      <style:paragraph-properties fo:margin-left="0.1874in" fo:text-align="justify" fo:line-height="0.1528in">
        <style:tab-stops>
          <style:tab-stop style:position="0.5000in"/>
          <style:tab-stop style:position="6.5000in"/>
        </style:tab-stops>
      </style:paragraph-properties>
      <style:text-properties style:font-name="Times" fo:font-size="11.0pt"/>
    </style:style>
    <style:style style:name="P10" style:family="paragraph" style:parent-style-name="Standard">
      <style:paragraph-properties fo:line-height="0.1665in"/>
      <style:text-properties style:font-name="Times" fo:font-size="12.0pt"/>
    </style:style>
    <style:style style:name="P11" style:family="paragraph" style:parent-style-name="Standard">
      <style:paragraph-properties fo:line-height="0.1665in"/>
      <style:text-properties style:font-name="Times New Roman" fo:font-size="12.0pt"/>
    </style:style>
    <style:style style:name="P12" style:family="paragraph" style:parent-style-name="Standard">
      <style:paragraph-properties fo:margin-top="0.0280in" fo:margin-bottom="0.0280in" fo:line-height="0.1665in"/>
      <style:text-properties style:font-name="Times" fo:font-size="12.0pt"/>
    </style:style>
    <style:style style:name="P13" style:family="paragraph" style:parent-style-name="Standard">
      <style:paragraph-properties fo:margin-top="0.3335in" fo:margin-bottom="0.1665in" fo:line-height="0.1665in"/>
      <style:text-properties style:font-name="Times" fo:font-size="18.0pt"/>
    </style:style>
    <style:style style:name="P14" style:family="paragraph" style:parent-style-name="Standard">
      <style:paragraph-properties fo:margin-top="0.1944in" fo:margin-bottom="0.1944in" fo:line-height="0.1665in"/>
      <style:text-properties style:font-name="Times" fo:font-size="14.0pt"/>
    </style:style>
    <style:style style:name="P15" style:family="paragraph" style:parent-style-name="Standard">
      <style:paragraph-properties fo:line-height="0.1665in"/>
      <style:text-properties style:font-name="Arial" fo:font-size="11.0pt"/>
    </style:style>
    <style:style style:name="P16" style:family="paragraph" style:parent-style-name="Standard">
      <style:paragraph-properties fo:line-height="0.1665in"/>
      <style:text-properties style:font-name="Arial" fo:font-size="11.0pt" fo:color="#000000"/>
    </style:style>
    <style:style style:name="P17" style:family="paragraph" style:parent-style-name="Standard">
      <style:paragraph-properties fo:margin-left="0.5000in" fo:text-indent="-0.5000in" fo:line-height="0.1665in">
        <style:tab-stops>
          <style:tab-stop style:position="0.1528in"/>
          <style:tab-stop style:position="0.5000in"/>
        </style:tab-stops>
      </style:paragraph-properties>
      <style:text-properties style:font-name="Arial" fo:font-size="11.0pt"/>
    </style:style>
    <style:style style:name="P18" style:family="paragraph" style:parent-style-name="Standard">
      <style:paragraph-properties fo:margin-left="0.5000in" fo:text-indent="-0.5000in" fo:line-height="120%">
        <style:tab-stops>
          <style:tab-stop style:position="0.1528in"/>
          <style:tab-stop style:position="0.5000in"/>
        </style:tab-stops>
      </style:paragraph-properties>
      <style:text-properties style:font-name="Times" fo:font-size="12.0pt"/>
    </style:style>
    <style:style style:name="P19" style:family="paragraph" style:parent-style-name="Standard">
      <style:paragraph-properties fo:margin-bottom="0.0972in" fo:margin-left="0.5000in" fo:text-indent="-0.5000in" fo:line-height="120%">
        <style:tab-stops>
          <style:tab-stop style:position="0.1528in"/>
          <style:tab-stop style:position="0.5000in"/>
        </style:tab-stops>
      </style:paragraph-properties>
      <style:text-properties style:font-name="Times" fo:font-size="12.0pt"/>
    </style:style>
    <style:style style:name="P20" style:family="paragraph" style:parent-style-name="Standard">
      <style:paragraph-properties fo:margin-bottom="0.0972in" fo:line-height="120%"/>
      <style:text-properties style:font-name="Times" fo:font-size="12.0pt" fo:color="#000000"/>
    </style:style>
    <style:style style:name="P21" style:family="paragraph" style:parent-style-name="Standard">
      <style:paragraph-properties fo:margin-left="0.5000in" fo:text-indent="-0.5000in" fo:line-height="120%">
        <style:tab-stops>
          <style:tab-stop style:position="0.1528in"/>
          <style:tab-stop style:position="0.5000in"/>
        </style:tab-stops>
      </style:paragraph-properties>
      <style:text-properties style:font-name="Times" fo:font-size="12.0pt" fo:color="#000000"/>
    </style:style>
    <style:style style:name="P22" style:family="paragraph" style:parent-style-name="Standard">
      <style:paragraph-properties fo:margin-bottom="0.0972in" fo:margin-left="0.5000in" fo:text-indent="-0.5000in" fo:line-height="120%">
        <style:tab-stops>
          <style:tab-stop style:position="0.1528in"/>
          <style:tab-stop style:position="0.5000in"/>
        </style:tab-stops>
      </style:paragraph-properties>
      <style:text-properties style:font-name="Times" fo:font-size="12.0pt" fo:color="#000000"/>
    </style:style>
    <style:style style:name="P23" style:family="paragraph" style:parent-style-name="Standard">
      <style:text-properties style:font-name="Arial" fo:font-size="11.0pt"/>
    </style:style>
    <style:style style:name="P24" style:family="paragraph" style:parent-style-name="Standard">
      <style:text-properties style:font-name="Times" fo:font-size="13.0pt"/>
    </style:style>
    <style:style style:name="P25" style:family="paragraph" style:parent-style-name="Standard">
      <style:text-properties style:font-name="Times" fo:font-size="12.0pt"/>
    </style:style>
    <style:style style:name="P26" style:family="paragraph" style:parent-style-name="Standard">
      <style:paragraph-properties fo:text-align="center"/>
      <style:text-properties style:font-name="Times" fo:font-size="12.0pt"/>
    </style:style>
    <style:style style:name="P27" style:family="paragraph" style:parent-style-name="Standard">
      <style:paragraph-properties fo:margin-bottom="0.0972in" fo:line-height="120%"/>
      <style:text-properties style:font-name="Arial" fo:font-size="11.0pt" fo:color="#000000"/>
    </style:style>
    <style:style style:name="P28" style:family="paragraph" style:parent-style-name="Standard">
      <style:paragraph-properties fo:margin-left="0.5000in" fo:text-align="justify" fo:text-indent="-0.5000in" fo:line-height="120%">
        <style:tab-stops>
          <style:tab-stop style:position="0.1528in"/>
          <style:tab-stop style:position="0.5000in"/>
        </style:tab-stops>
      </style:paragraph-properties>
      <style:text-properties style:font-name="Arial" fo:font-size="11.0pt" fo:color="#000000"/>
    </style:style>
    <style:style style:name="P29" style:family="paragraph" style:parent-style-name="Standard">
      <style:paragraph-properties fo:margin-bottom="0.0972in" fo:margin-left="0.5000in" fo:text-indent="-0.5000in" fo:line-height="120%">
        <style:tab-stops>
          <style:tab-stop style:position="0.1528in"/>
          <style:tab-stop style:position="0.5000in"/>
        </style:tab-stops>
      </style:paragraph-properties>
      <style:text-properties style:font-name="Arial" fo:font-size="11.0pt" fo:color="#000000"/>
    </style:style>
    <style:style style:name="P30" style:family="paragraph" style:parent-style-name="Standard">
      <style:paragraph-properties fo:margin-left="0.5000in" fo:text-align="justify" fo:text-indent="-0.5000in" fo:line-height="115%">
        <style:tab-stops>
          <style:tab-stop style:position="0.1528in"/>
          <style:tab-stop style:position="0.5000in"/>
        </style:tab-stops>
      </style:paragraph-properties>
      <style:text-properties style:font-name="Arial" fo:font-size="11.0pt"/>
    </style:style>
    <style:style style:name="P31" style:family="paragraph" style:parent-style-name="Standard">
      <style:paragraph-properties fo:margin-bottom="0.0972in" fo:margin-left="0.4910in" fo:line-height="120%"/>
      <style:text-properties style:font-name="Times" fo:font-size="12.0pt"/>
    </style:style>
    <style:style style:name="P32" style:family="paragraph" style:parent-style-name="Standard">
      <style:paragraph-properties fo:text-align="justify"/>
      <style:text-properties style:font-name="Arial" fo:font-size="11.0pt"/>
    </style:style>
    <style:style style:name="P33" style:family="paragraph" style:parent-style-name="Standard">
      <style:paragraph-properties fo:margin-left="0.0417in" fo:line-height="0.1665in"/>
      <style:text-properties style:font-name="Arial" fo:font-size="11.0pt"/>
    </style:style>
    <style:style style:name="P34" style:family="paragraph" style:parent-style-name="Standard">
      <style:paragraph-properties fo:margin-left="0.5000in"/>
      <style:text-properties style:font-name="Arial" fo:font-size="11.0pt"/>
    </style:style>
    <style:style style:name="P35" style:family="paragraph" style:parent-style-name="Standard">
      <style:text-properties style:font-name="Times New Roman" fo:font-size="12.0pt"/>
    </style:style>
    <style:style style:name="P36" style:family="paragraph" style:parent-style-name="Standard">
      <style:paragraph-properties fo:margin-left="0.5000in"/>
      <style:text-properties style:font-name="Times New Roman" fo:font-size="12.0pt"/>
    </style:style>
    <style:style style:name="P37" style:family="paragraph" style:parent-style-name="Standard">
      <style:paragraph-properties fo:margin-top="0.0835in" fo:margin-bottom="0.0835in" fo:margin-left="0.4402in" fo:line-height="0.1665in"/>
      <style:text-properties style:font-name="Times" fo:font-size="12.0pt"/>
    </style:style>
    <style:style style:name="P38" style:family="paragraph" style:parent-style-name="Standard">
      <style:paragraph-properties fo:line-height="0.1528in"/>
      <style:text-properties style:font-name="Arial" fo:font-size="11.0pt"/>
    </style:style>
    <style:style style:name="P39" style:family="paragraph" style:parent-style-name="Standard">
      <style:paragraph-properties fo:margin-left="0.9374in" fo:text-align="justify"/>
      <style:text-properties style:font-name="Times New Roman" fo:font-size="12.0pt"/>
    </style:style>
    <style:style style:name="P40" style:family="paragraph" style:parent-style-name="Standard">
      <style:paragraph-properties fo:margin-left="0.9374in" fo:text-align="justify" fo:text-indent="0.5000in"/>
      <style:text-properties style:font-name="Times New Roman" fo:font-size="12.0pt"/>
    </style:style>
    <style:style style:name="P41" style:family="paragraph" style:parent-style-name="Standard">
      <style:paragraph-properties fo:margin-left="0.5000in" fo:text-align="justify" fo:text-indent="-0.5000in">
        <style:tab-stops>
          <style:tab-stop style:position="0.1528in"/>
          <style:tab-stop style:position="0.5000in"/>
        </style:tab-stops>
      </style:paragraph-properties>
      <style:text-properties style:font-name="Times New Roman" fo:font-size="12.0pt"/>
    </style:style>
    <style:style style:name="P42" style:family="paragraph" style:parent-style-name="Standard">
      <style:paragraph-properties fo:margin-left="0.9374in" fo:text-align="justify" fo:text-indent="0.2500in"/>
      <style:text-properties style:font-name="Times New Roman" fo:font-size="12.0pt"/>
    </style:style>
    <style:style style:name="P43" style:family="paragraph" style:parent-style-name="Standard">
      <style:paragraph-properties fo:margin-left="0.9374in" fo:text-align="justify"/>
      <style:text-properties style:font-name="Arial" fo:font-size="12.0pt"/>
    </style:style>
    <style:style style:name="P44" style:family="paragraph" style:parent-style-name="Standard">
      <style:paragraph-properties fo:margin-left="1.8752in" fo:line-height="0.1528in"/>
      <style:text-properties style:font-name="Times New Roman" fo:font-size="11.0pt"/>
    </style:style>
    <style:style style:name="P45" style:family="paragraph" style:parent-style-name="Standard">
      <style:paragraph-properties fo:line-height="0.1528in"/>
      <style:text-properties style:font-name="Times New Roman" fo:font-size="11.0pt"/>
    </style:style>
    <style:style style:name="P46" style:family="paragraph" style:parent-style-name="Standard">
      <style:paragraph-properties fo:text-align="justify"/>
      <style:text-properties style:font-name="Times" fo:font-size="12.0pt"/>
    </style:style>
    <style:style style:name="P47" style:family="paragraph" style:parent-style-name="Standard">
      <style:paragraph-properties fo:text-align="justify"/>
      <style:text-properties style:font-name="Times New Roman" fo:font-size="14.0pt"/>
    </style:style>
    <style:style style:name="P48" style:family="paragraph" style:parent-style-name="Standard">
      <style:paragraph-properties fo:text-align="justify"/>
      <style:text-properties style:font-name="Times" fo:font-size="14.0pt"/>
    </style:style>
    <style:style style:name="P49" style:family="paragraph" style:parent-style-name="Standard">
      <style:paragraph-properties fo:text-align="center" fo:line-height="0.1665in"/>
      <style:text-properties style:font-name="Arial" fo:font-size="11.0pt"/>
    </style:style>
    <style:style style:name="P50" style:family="paragraph" style:parent-style-name="Standard">
      <style:paragraph-properties fo:margin-top="0.0835in" fo:margin-bottom="0.1665in" fo:text-align="center" fo:line-height="0.1665in"/>
      <style:text-properties style:font-name="Times" fo:font-size="13.0pt"/>
    </style:style>
    <style:style style:name="P51" style:family="paragraph" style:parent-style-name="Standard">
      <style:paragraph-properties fo:margin-top="0.0835in" fo:margin-bottom="0.1665in" fo:text-align="center" fo:line-height="0.1665in"/>
      <style:text-properties style:font-name="Times" fo:font-size="14.0pt"/>
    </style:style>
    <style:style style:name="P52" style:family="paragraph" style:parent-style-name="Standard">
      <style:paragraph-properties fo:margin-top="0.0835in" fo:margin-bottom="0.1665in" fo:text-align="center" fo:line-height="0.1665in"/>
      <style:text-properties style:font-name="Times" fo:font-size="18.0pt"/>
    </style:style>
    <style:style style:name="P53" style:family="paragraph" style:parent-style-name="Standard">
      <style:paragraph-properties fo:margin-top="0.0835in" fo:margin-bottom="0.1665in" fo:line-height="0.1665in"/>
      <style:text-properties style:font-name="Times" fo:font-size="14.0pt"/>
    </style:style>
    <style:style style:name="T1" style:family="text">
      <style:text-properties fo:font-weight="bold" fo:font-weight-asian="bold" fo:font-weight-complex="bold" fo:letter-spacing="0.0000in"/>
    </style:style>
    <style:style style:name="T2" style:family="text">
      <style:text-properties fo:letter-spacing="0.0000in"/>
    </style:style>
    <style:style style:name="T3" style:family="text">
      <style:text-properties fo:font-style="italic" fo:font-style-asian="italic" fo:font-style-complex="italic" fo:letter-spacing="0.0000in"/>
    </style:style>
    <style:style style:name="T4" style:family="text">
      <style:text-properties fo:font-weight="bold" fo:font-weight-asian="bold" fo:font-weight-complex="bold"/>
    </style:style>
    <style:style style:name="T5" style:family="text">
      <style:text-properties fo:letter-spacing="0.0000in" fo:color="#000000"/>
    </style:style>
    <style:style style:name="T6" style:family="text">
      <style:text-properties fo:font-weight="bold" fo:font-weight-asian="bold" fo:font-weight-complex="bold" style:text-underline-style="solid" fo:letter-spacing="0.0000in"/>
    </style:style>
    <style:style style:name="T7" style:family="text">
      <style:text-properties fo:font-style="italic" fo:font-style-asian="italic" fo:font-style-complex="italic" fo:font-weight="bold" fo:font-weight-asian="bold" fo:font-weight-complex="bold" fo:letter-spacing="0.0000in"/>
    </style:style>
    <style:style style:name="T8" style:family="text">
      <style:text-properties style:font-name="Arial" fo:letter-spacing="0.0000in"/>
    </style:style>
    <style:style style:name="T9" style:family="text">
      <style:text-properties style:font-name="Arial" fo:font-style="italic" fo:font-style-asian="italic" fo:font-style-complex="italic" fo:letter-spacing="0.0000in"/>
    </style:style>
    <style:style style:name="T10" style:family="text">
      <style:text-properties fo:font-size="14.0pt" fo:font-size-asian="14.0pt" fo:font-size-complex="14.0pt" fo:letter-spacing="0.0000in"/>
    </style:style>
    <style:style style:name="T11" style:family="text">
      <style:text-properties style:font-name="Times" fo:font-size="12.0pt" fo:font-size-asian="12.0pt" fo:font-size-complex="12.0pt" fo:letter-spacing="0.0000in"/>
    </style:style>
    <style:style style:name="TableColumn1" style:family="table-column">
      <style:table-column-properties style:column-width="3.4625in" style:rel-column-width="32767*"/>
    </style:style>
    <style:style style:name="TableCell1" style:family="table-cell">
      <style:table-cell-properties fo:padding="0.0382in"/>
    </style:style>
    <text:list-style style:name="L1">
      <text:list-level-style-bullet text:level="1" text:bullet-char="➢">
        <style:list-level-properties text:space-before="0.25in" text:min-label-width="0.25in"/>
      </text:list-level-style-bullet>
    </text:list-style>
    <text:list-style style:name="L2">
      <text:list-level-style-bullet text:level="1" text:bullet-char="•">
        <style:list-level-properties text:space-before="0.25in" text:min-label-width="0.25in"/>
      </text:list-level-style-bullet>
    </text:list-style>
    <text:list-style style:name="L3">
      <text:list-level-style-number text:level="1" style:num-suffix="." style:num-format="1">
        <style:list-level-properties text:space-before="0.25in" text:min-label-width="0.25in"/>
      </text:list-level-style-number>
    </text:list-style>
  </office:automatic-styles>
  <office:body>
    <office:text>
      <text:p text:style-name="P1"><text:span text:style-name="T1"/></text:p>
      <text:p text:style-name="P2"><text:span text:style-name="T1">Software Requirements Specification</text:span></text:p>
      <text:p text:style-name="P3"><text:span text:style-name="T1">for</text:span></text:p>
      <text:p text:style-name="P4"><text:span text:style-name="T2">ONLINE TRAVEL MANAGEMENT SYSTEM</text:span></text:p>
      <text:p text:style-name="P5"><text:span text:style-name="T1">Version 1.0 approved</text:span></text:p>
      <text:p text:style-name="P5"><text:span text:style-name="T1">Prepared by</text:span></text:p>
      <text:p text:style-name="P6"><text:span text:style-name="T1">PARAMITA DAS (16IT125)</text:span></text:p>
      <text:p text:style-name="P6"><text:span text:style-name="T1">SUPRIYA TALLURI (16IT142)</text:span></text:p>
      <text:p text:style-name="P6"><text:span text:style-name="T1">LALITHA R (16IT224)</text:span></text:p>
      <text:p text:style-name="P5"><text:span text:style-name="T1">17-01-2019</text:span></text:p>
      <text:p text:style-name="P7"><text:span text:style-name="T1">Table of Contents</text:span></text:p>
      <text:p text:style-name="P8"><text:span text:style-name="T1">Table of Contents<text:tab/></text:span><text:a xlink:type="simple" xlink:href="#__RefHeading___Toc441230970"><text:span text:style-name="T1">ii</text:span></text:a></text:p>
      <text:p text:style-name="P8"><text:span text:style-name="T1">Revision History<text:tab/></text:span><text:a xlink:type="simple" xlink:href="#__RefHeading___Toc441230971"><text:span text:style-name="T1">ii</text:span></text:a></text:p>
      <text:p text:style-name="P8"><text:span text:style-name="T1">1.<text:tab/>Introduction<text:tab/></text:span><text:a xlink:type="simple" xlink:href="#__RefHeading___Toc441230972"><text:span text:style-name="T1">1</text:span></text:a></text:p>
      <text:p text:style-name="P9"><text:span text:style-name="T2">1.1<text:tab/>Purpose<text:tab/></text:span><text:a xlink:type="simple" xlink:href="#__RefHeading___Toc441230973"><text:span text:style-name="T2">1</text:span></text:a></text:p>
      <text:p text:style-name="P9"><text:span text:style-name="T2">1.2<text:tab/>Document Conventions<text:tab/></text:span><text:a xlink:type="simple" xlink:href="#__RefHeading___Toc441230974"><text:span text:style-name="T2">1</text:span></text:a></text:p>
      <text:p text:style-name="P9"><text:span text:style-name="T2">1.3<text:tab/>Intended Audience and Reading Suggestions<text:tab/></text:span><text:a xlink:type="simple" xlink:href="#__RefHeading___Toc441230975"><text:span text:style-name="T2">1</text:span></text:a></text:p>
      <text:p text:style-name="P9"><text:span text:style-name="T2">1.4<text:tab/>Product Scope<text:tab/></text:span><text:a xlink:type="simple" xlink:href="#__RefHeading___Toc441230976"><text:span text:style-name="T2">1</text:span></text:a></text:p>
      <text:p text:style-name="P9"><text:span text:style-name="T2">1.5<text:tab/>References<text:tab/></text:span><text:a xlink:type="simple" xlink:href="#__RefHeading___Toc441230977"><text:span text:style-name="T2">1</text:span></text:a></text:p>
      <text:p text:style-name="P8"><text:span text:style-name="T1">2.<text:tab/>Overall Description<text:tab/></text:span><text:a xlink:type="simple" xlink:href="#__RefHeading___Toc441230978"><text:span text:style-name="T1">2</text:span></text:a></text:p>
      <text:p text:style-name="P9"><text:span text:style-name="T2">2.1<text:tab/>Product Perspective<text:tab/></text:span><text:a xlink:type="simple" xlink:href="#__RefHeading___Toc441230979"><text:span text:style-name="T2">2</text:span></text:a></text:p>
      <text:p text:style-name="P9"><text:span text:style-name="T2">2.2<text:tab/>Product Functions<text:tab/></text:span><text:a xlink:type="simple" xlink:href="#__RefHeading___Toc441230980"><text:span text:style-name="T2">2</text:span></text:a></text:p>
      <text:p text:style-name="P9"><text:span text:style-name="T2">2.3<text:tab/>User Classes and Characteristics<text:tab/></text:span><text:a xlink:type="simple" xlink:href="#__RefHeading___Toc441230981"><text:span text:style-name="T2">2</text:span></text:a></text:p>
      <text:p text:style-name="P9"><text:span text:style-name="T2">2.4<text:tab/>Operating Environment<text:tab/></text:span><text:a xlink:type="simple" xlink:href="#__RefHeading___Toc441230982"><text:span text:style-name="T2">2</text:span></text:a></text:p>
      <text:p text:style-name="P9"><text:span text:style-name="T2">2.5<text:tab/>Design and Implementation Constraints<text:tab/></text:span><text:a xlink:type="simple" xlink:href="#__RefHeading___Toc441230983"><text:span text:style-name="T2">2</text:span></text:a></text:p>
      <text:p text:style-name="P9"><text:span text:style-name="T2">2.6<text:tab/>User Documentation<text:tab/></text:span><text:a xlink:type="simple" xlink:href="#__RefHeading___Toc441230984"><text:span text:style-name="T2">2</text:span></text:a></text:p>
      <text:p text:style-name="P9"><text:span text:style-name="T2">2.7<text:tab/>Assumptions and Dependencies<text:tab/></text:span><text:a xlink:type="simple" xlink:href="#__RefHeading___Toc441230985"><text:span text:style-name="T2">3</text:span></text:a></text:p>
      <text:p text:style-name="P8"><text:span text:style-name="T1">3.<text:tab/>External Interface Requirements<text:tab/></text:span><text:a xlink:type="simple" xlink:href="#__RefHeading___Toc441230986"><text:span text:style-name="T1">3</text:span></text:a></text:p>
      <text:p text:style-name="P9"><text:span text:style-name="T2">3.1<text:tab/>User Interfaces<text:tab/></text:span><text:a xlink:type="simple" xlink:href="#__RefHeading___Toc441230987"><text:span text:style-name="T2">3</text:span></text:a></text:p>
      <text:p text:style-name="P9"><text:span text:style-name="T2">3.2<text:tab/>Hardware Interfaces<text:tab/></text:span><text:a xlink:type="simple" xlink:href="#__RefHeading___Toc441230988"><text:span text:style-name="T2">3</text:span></text:a></text:p>
      <text:p text:style-name="P9"><text:span text:style-name="T2">3.3<text:tab/>Software Interfaces<text:tab/></text:span><text:a xlink:type="simple" xlink:href="#__RefHeading___Toc441230989"><text:span text:style-name="T2">3</text:span></text:a></text:p>
      <text:p text:style-name="P9"><text:span text:style-name="T2">3.4<text:tab/>Communications Interfaces<text:tab/></text:span><text:a xlink:type="simple" xlink:href="#__RefHeading___Toc441230990"><text:span text:style-name="T2">3</text:span></text:a></text:p>
      <text:p text:style-name="P8"><text:span text:style-name="T1">4.<text:tab/>System Features<text:tab/></text:span><text:a xlink:type="simple" xlink:href="#__RefHeading___Toc441230991"><text:span text:style-name="T1">4</text:span></text:a></text:p>
      <text:p text:style-name="P9"><text:span text:style-name="T2">4.1<text:tab/>System Feature 1<text:tab/></text:span><text:a xlink:type="simple" xlink:href="#__RefHeading___Toc441230992"><text:span text:style-name="T2">4</text:span></text:a></text:p>
      <text:p text:style-name="P9"><text:span text:style-name="T2">4.2<text:tab/>System Feature 2 (and so on)<text:tab/></text:span><text:a xlink:type="simple" xlink:href="#__RefHeading___Toc441230993"><text:span text:style-name="T2">4</text:span></text:a></text:p>
      <text:p text:style-name="P8"><text:span text:style-name="T1">5.<text:tab/>Other Nonfunctional Requirements<text:tab/></text:span><text:a xlink:type="simple" xlink:href="#__RefHeading___Toc441230994"><text:span text:style-name="T1">4</text:span></text:a></text:p>
      <text:p text:style-name="P9"><text:span text:style-name="T2">5.1<text:tab/>Performance Requirements<text:tab/></text:span><text:a xlink:type="simple" xlink:href="#__RefHeading___Toc441230995"><text:span text:style-name="T2">4</text:span></text:a></text:p>
      <text:p text:style-name="P9"><text:span text:style-name="T2">5.2<text:tab/>Safety Requirements<text:tab/></text:span><text:a xlink:type="simple" xlink:href="#__RefHeading___Toc441230996"><text:span text:style-name="T2">5</text:span></text:a></text:p>
      <text:p text:style-name="P9"><text:span text:style-name="T2">5.3<text:tab/>Security Requirements<text:tab/></text:span><text:a xlink:type="simple" xlink:href="#__RefHeading___Toc441230997"><text:span text:style-name="T2">5</text:span></text:a></text:p>
      <text:p text:style-name="P9"><text:span text:style-name="T2">5.4<text:tab/>Software Quality Attributes<text:tab/></text:span><text:a xlink:type="simple" xlink:href="#__RefHeading___Toc441230998"><text:span text:style-name="T2">5</text:span></text:a></text:p>
      <text:p text:style-name="P9"><text:span text:style-name="T2">5.5<text:tab/>Business Rules<text:tab/></text:span><text:a xlink:type="simple" xlink:href="#__RefHeading___Toc441230999"><text:span text:style-name="T2">5</text:span></text:a></text:p>
      <text:p text:style-name="P8"><text:span text:style-name="T1">6.<text:tab/>Other Requirements<text:tab/></text:span><text:a xlink:type="simple" xlink:href="#__RefHeading___Toc441231000"><text:span text:style-name="T1">5</text:span></text:a></text:p>
      <text:p text:style-name="P8"><text:span text:style-name="T1">Appendix A: Glossary<text:tab/></text:span><text:a xlink:type="simple" xlink:href="#__RefHeading___Toc441231001"><text:span text:style-name="T1">5</text:span></text:a></text:p>
      <text:p text:style-name="P8"><text:span text:style-name="T1">Appendix B: Analysis Models<text:tab/></text:span><text:a xlink:type="simple" xlink:href="#__RefHeading___Toc441231002"><text:span text:style-name="T1">5</text:span></text:a></text:p>
      <text:p text:style-name="P8"><text:span text:style-name="T1">Appendix C: To Be Determined List<text:tab/></text:span><text:a xlink:type="simple" xlink:href="#__RefHeading___Toc441231003"><text:span text:style-name="T1">6</text:span></text:a></text:p>
      <text:p text:style-name="P10"><text:span text:style-name="T2"/></text:p>
      <text:p text:style-name="P11"><text:span text:style-name="T1"/></text:p>
      <text:p text:style-name="P7"><text:span text:style-name="T1">Revision History</text:span></text:p>
      <table:table table:name="Table1" table:style-name="Table1">
        <table:table-column table:style-name="TableColumn1"/>
        <table:table-column table:style-name="TableColumn1"/>
        <table:table-column table:style-name="TableColumn1"/>
        <table:table-column table:style-name="TableColumn1"/>
        <table:table-row>
          <table:table-cell table:style-name="TableCell1">
            <text:p text:style-name="P12"><text:span text:style-name="T1">Name</text:span></text:p>
          </table:table-cell>
          <table:table-cell table:style-name="TableCell1">
            <text:p text:style-name="P12"><text:span text:style-name="T1">Date</text:span></text:p>
          </table:table-cell>
          <table:table-cell table:style-name="TableCell1">
            <text:p text:style-name="P12"><text:span text:style-name="T1">Reason For Changes</text:span></text:p>
          </table:table-cell>
          <table:table-cell table:style-name="TableCell1">
            <text:p text:style-name="P12"><text:span text:style-name="T1">Version</text:span></text:p>
          </table:table-cell>
        </table:table-row>
        <table:table-row>
          <table:table-cell table:style-name="TableCell1">
            <text:p text:style-name="P12"><text:span text:style-name="T1">Paramita</text:span></text:p>
          </table:table-cell>
          <table:table-cell table:style-name="TableCell1">
            <text:p text:style-name="P12"><text:span text:style-name="T2">17-01-19</text:span></text:p>
          </table:table-cell>
          <table:table-cell table:style-name="TableCell1">
            <text:p text:style-name="P12"><text:span text:style-name="T2">Introduction</text:span></text:p>
          </table:table-cell>
          <table:table-cell table:style-name="TableCell1">
            <text:p text:style-name="P12"><text:span text:style-name="T2">Git-1</text:span></text:p>
          </table:table-cell>
        </table:table-row>
        <table:table-row>
          <table:table-cell table:style-name="TableCell1">
            <text:p text:style-name="P12"><text:span text:style-name="T1">Supriya</text:span></text:p>
          </table:table-cell>
          <table:table-cell table:style-name="TableCell1">
            <text:p text:style-name="P12"><text:span text:style-name="T2">17-01-19</text:span></text:p>
          </table:table-cell>
          <table:table-cell table:style-name="TableCell1">
            <text:p text:style-name="P12"><text:span text:style-name="T2">Overall Description</text:span></text:p>
          </table:table-cell>
          <table:table-cell table:style-name="TableCell1">
            <text:p text:style-name="P12"><text:span text:style-name="T2">Git-1</text:span></text:p>
          </table:table-cell>
        </table:table-row>
        <table:table-row>
          <table:table-cell table:style-name="TableCell1">
            <text:p text:style-name="P12"><text:span text:style-name="T1">Lalitha</text:span></text:p>
          </table:table-cell>
          <table:table-cell table:style-name="TableCell1">
            <text:p text:style-name="P12"><text:span text:style-name="T2">17-01-19</text:span></text:p>
          </table:table-cell>
          <table:table-cell table:style-name="TableCell1">
            <text:p text:style-name="P12"><text:span text:style-name="T2">External Requirements</text:span></text:p>
          </table:table-cell>
          <table:table-cell table:style-name="TableCell1">
            <text:p text:style-name="P12"><text:span text:style-name="T2">Git-1</text:span></text:p>
          </table:table-cell>
        </table:table-row>
        <table:table-row>
          <table:table-cell table:style-name="TableCell1">
            <text:p text:style-name="P12"><text:span text:style-name="T1">Paramita</text:span></text:p>
          </table:table-cell>
          <table:table-cell table:style-name="TableCell1">
            <text:p text:style-name="P12"><text:span text:style-name="T2">21-02-19</text:span></text:p>
          </table:table-cell>
          <table:table-cell table:style-name="TableCell1">
            <text:p text:style-name="P12"><text:span text:style-name="T2">Introduction and overall description</text:span></text:p>
          </table:table-cell>
          <table:table-cell table:style-name="TableCell1">
            <text:p text:style-name="P12"><text:span text:style-name="T2">Git-2</text:span></text:p>
          </table:table-cell>
        </table:table-row>
        <table:table-row>
          <table:table-cell table:style-name="TableCell1">
            <text:p text:style-name="P12"><text:span text:style-name="T1">Supriya</text:span></text:p>
          </table:table-cell>
          <table:table-cell table:style-name="TableCell1">
            <text:p text:style-name="P12"><text:span text:style-name="T2">21-02-19</text:span></text:p>
          </table:table-cell>
          <table:table-cell table:style-name="TableCell1">
            <text:p text:style-name="P12"><text:span text:style-name="T2">External requirements and system features</text:span></text:p>
          </table:table-cell>
          <table:table-cell table:style-name="TableCell1">
            <text:p text:style-name="P12"><text:span text:style-name="T2">Git-2</text:span></text:p>
          </table:table-cell>
        </table:table-row>
        <table:table-row>
          <table:table-cell table:style-name="TableCell1">
            <text:p text:style-name="P12"><text:span text:style-name="T1">Lalitha</text:span><text:span text:style-name="T2"><text:s/></text:span></text:p>
          </table:table-cell>
          <table:table-cell table:style-name="TableCell1">
            <text:p text:style-name="P12"><text:span text:style-name="T2">21-01-19</text:span></text:p>
          </table:table-cell>
          <table:table-cell table:style-name="TableCell1">
            <text:p text:style-name="P12"><text:span text:style-name="T2">Nonfunctional requirements and other requirement</text:span></text:p>
          </table:table-cell>
          <table:table-cell table:style-name="TableCell1">
            <text:p text:style-name="P12"><text:span text:style-name="T2">Git-2</text:span></text:p>
          </table:table-cell>
        </table:table-row>
        <table:table-row>
          <table:table-cell table:style-name="TableCell1">
            <text:p text:style-name="P12"><text:span text:style-name="T2">Paramita</text:span></text:p>
          </table:table-cell>
          <table:table-cell table:style-name="TableCell1">
            <text:p text:style-name="P12"><text:span text:style-name="T2">28-03-19</text:span></text:p>
          </table:table-cell>
          <table:table-cell table:style-name="TableCell1">
            <text:p text:style-name="P12"><text:span text:style-name="T2">Updated uml diagrams</text:span></text:p>
          </table:table-cell>
          <table:table-cell table:style-name="TableCell1">
            <text:p text:style-name="P12"><text:span text:style-name="T2"/></text:p>
          </table:table-cell>
        </table:table-row>
      </table:table>
      <text:p text:style-name="P10"><text:span text:style-name="T1"/></text:p>
      <text:p text:style-name="P13"><text:span text:style-name="T1">Introduction</text:span></text:p>
      <text:p text:style-name="P14"><text:span text:style-name="T1">Purpose</text:span></text:p>
      <text:p text:style-name="P15"><text:span text:style-name="T3">&lt;Identify the product whose software requirements are specified in this document, including the revision or release number. Describe the scope of the product that is covered by this SRS, particularly if this SRS describes only part of the system or a single subsystem.&gt;</text:span></text:p>
      <text:p text:style-name="P15"><text:span text:style-name="T2">The purpose of this document is to describe the external requirements for an automated book-keeping system that keep track of various operations of a travel agency. It also describes the interfaces for the system.By using this portal the user can book any travel packages, they can reserve their tickets for any travel.It will explain the purpose and features of the system, the interfaces of the system, what the system will do, the constraints under which it must operate and how the system will react to external stimuli.</text:span></text:p>
      <text:p text:style-name="P15"><text:span text:style-name="T3"/></text:p>
      <text:p text:style-name="P15"><text:span text:style-name="T2"/></text:p>
      <text:p text:style-name="P14"><text:span text:style-name="T1">Document Conventions</text:span></text:p>
      <text:p text:style-name="P15"><text:span text:style-name="T3">&lt;Describe any standards or typographical conventions that were followed when writing this SRS, such as fonts or highlighting that have special significance. For example, state whether priorities <text:s/>for higher-level requirements are assumed to be inherited by detailed requirements, or whether every requirement statement is to have its own priority.&gt;</text:span></text:p>
      <text:p text:style-name="P14"><text:span text:style-name="T1">Intended Audience and Reading Suggestions</text:span></text:p>
      <text:p text:style-name="P15"><text:span text:style-name="T3">&lt;Describe the different types of reader that the document is intended for, such as developers, project managers, marketing staff, users, testers, and documentation writers. Describe what the rest of this SRS contains and how it is organized. Suggest a sequence for reading the document, beginning with the overview sections and proceeding through the sections that are most pertinent to each reader type.&gt;</text:span></text:p>
      <text:p text:style-name="P16"><text:span text:style-name="T2">This project is a prototype for the travel management system and it is restricted within the college premises. This has been implemented under the guidance of college professors. This project is useful for the travel management team and as well as to the passengers.</text:span></text:p>
      <text:p text:style-name="P15"><text:span text:style-name="T3"/></text:p>
      <text:p text:style-name="P15"><text:span text:style-name="T2">The Travel Management System will be rolled out in stages.This Document plays a vital role in the development life cycle and it describes the complete requirement of the system. It is meant for use by the developers and will be the basic during testing phase. Any changes made to the requirements in the future will have to go through formal change approval process.</text:span></text:p>
      <text:p text:style-name="P14"><text:span text:style-name="T1">Product Scope</text:span></text:p>
      <text:p text:style-name="P15"><text:span text:style-name="T3">&lt;Provide a short description of the software being specified and its purpose, including relevant benefits, objectives, and goals. Relate the software to corporate goals or business strategies. If a separate vision and scope document is available, refer to it rather than duplicating its contents here.&gt;</text:span></text:p>
      <text:list text:style-name="L1">
        <text:list-item>
          <text:p text:style-name="P17"><text:span text:style-name="T2">It’s a web-enabled project.</text:span></text:p>
        </text:list-item>
        <text:list-item>
          <text:p text:style-name="P18"><text:span text:style-name="T2">This project offers user to enter the data through simple and interactive forms. This is very helpful for the client to enter the desired information through so much simplicity. <text:s/></text:span></text:p>
        </text:list-item>
        <text:list-item>
          <text:p text:style-name="P18"><text:span text:style-name="T2"><text:s/>This is bound to be simple and very friendly as per the user is concerned. <text:s/></text:span></text:p>
        </text:list-item>
      </text:list>
      <text:list text:style-name="L1">
        <text:list-item>
          <text:p text:style-name="P18"><text:span text:style-name="T2">Easier and faster data transfer through latest technology associated with the computer and communication.</text:span></text:p>
        </text:list-item>
        <text:list-item>
          <text:p text:style-name="P19"><text:span text:style-name="T2">Through these features it will increase the efficiency, accuracy and transparency.</text:span></text:p>
        </text:list-item>
      </text:list>
      <text:p text:style-name="P15"><text:span text:style-name="T3"/></text:p>
      <text:p text:style-name="P14"><text:span text:style-name="T1">References</text:span></text:p>
      <text:p text:style-name="P15"><text:span text:style-name="T3">&lt;List any other documents or Web addresses to which this SRS refers. These may include user interface style guides, contracts, standards, system requirements specifications, use case documents, or a vision and scope document. Provide enough information so that the reader could access a copy of each reference, including title, author, version number, date, and source or location.&gt;</text:span></text:p>
      <text:p text:style-name="P15"><text:span text:style-name="T2">IEEE. IEEE Std 830-1998 IEEE Recommended Practice for Software Requirements</text:span></text:p>
      <text:p text:style-name="P15"><text:span text:style-name="T2">Specifications. IEEE Computer Society, 1998.</text:span></text:p>
      <text:p text:style-name="P13"><text:span text:style-name="T1">Overall Description</text:span></text:p>
      <text:p text:style-name="P14"><text:span text:style-name="T1">Product Perspective</text:span></text:p>
      <text:p text:style-name="P15"><text:span text:style-name="T3">&lt;Describe the context and origin of the product being specified in this SRS. For example, state whether this product is a follow-on member of a product family, a replacement for certain existing systems, or a new, self-contained product. If the SRS defines a component of a larger system, relate the requirements of the larger system to the functionality of this software and identify interfaces between the two. A simple diagram that shows the major components of the overall system, subsystem interconnections, and external interfaces can be helpful.&gt;</text:span></text:p>
      <text:p text:style-name="P20"><text:span text:style-name="T2">A distributed airline database system stores the following information.</text:span></text:p>
      <text:list text:style-name="L2">
        <text:list-item>
          <text:p text:style-name="P21"><text:span text:style-name="T4"/><text:span text:style-name="T1">Travel<text:tab/>package details:</text:span><text:span text:style-name="T5"><text:line-break/></text:span><text:span text:style-name="T2">It includes the whole travel package,along with the stops in between, the number of seats booked/available seats etc.</text:span></text:p>
        </text:list-item>
        <text:list-item>
          <text:p text:style-name="P21"><text:span text:style-name="T4"/><text:span text:style-name="T1">Customer description:</text:span><text:span text:style-name="T5"><text:line-break/></text:span><text:span text:style-name="T2">It includes customer code, name, address and phone number. This information may be used for keeping the records of the customer for any emergency or for any other kind of information.</text:span></text:p>
        </text:list-item>
        <text:list-item>
          <text:p text:style-name="P22"><text:span text:style-name="T4"/><text:span text:style-name="T1">Reservation description:</text:span><text:span text:style-name="T5"><text:line-break/></text:span><text:span text:style-name="T2">It includes customer details, code number, vehicle number, date of booking, date of travel.</text:span></text:p>
        </text:list-item>
      </text:list>
      <text:p text:style-name="P15"><text:span text:style-name="T2"/></text:p>
      <text:p text:style-name="P14"><text:span text:style-name="T1">Product Functions</text:span></text:p>
      <text:p text:style-name="P15"><text:span text:style-name="T3">&lt;Summarize the major functions the product must perform or must let the user perform. Details will be provided in Section 3, so only a high level summary (such as a bullet list) is needed here. Organize the functions to make them understandable to any reader of the SRS. A picture of the major groups of related requirements and how they relate, such as a top level data flow diagram or object class diagram, is often effective.&gt;</text:span></text:p>
      <text:p text:style-name="P15"><text:span text:style-name="T3"/></text:p>
      <text:p text:style-name="P23"><text:span text:style-name="T2">This system like a self-containing shell, that covers all the major aspects in the computerization of tourist agency. Some tasks are described in detail :</text:span></text:p>
      <text:p text:style-name="P23"><text:span text:style-name="T1"/></text:p>
      <text:p text:style-name="P23"><text:span text:style-name="T6">Sight Seeing Tours</text:span><text:span text:style-name="T1"><text:s/>:</text:span></text:p>
      <text:p text:style-name="P23"><text:span text:style-name="T2">Tourist can enjoy, sightseeing tours to any of the place, listed in Agencies Data File. Before that Customer has to make the booking by registering his/her name in Data-File and informing date of journey and No. of operations.</text:span></text:p>
      <text:p text:style-name="P23"><text:span text:style-name="T2"/></text:p>
      <text:p text:style-name="P23"><text:span text:style-name="T6">Hotels </text:span><text:span text:style-name="T1">:</text:span></text:p>
      <text:p text:style-name="P23"><text:span text:style-name="T2">Agency also makes the reservation for the Hotels registered with agency.</text:span></text:p>
      <text:p text:style-name="P23"><text:span text:style-name="T1"/></text:p>
      <text:p text:style-name="P23"><text:span text:style-name="T6">Billing</text:span><text:span text:style-name="T1"><text:s/>:</text:span></text:p>
      <text:p text:style-name="P23"><text:span text:style-name="T2">Once the Customer makes the booking or reservation, Bill will be generated for him/her, and money has to be paid on the spot itself.</text:span></text:p>
      <text:p text:style-name="P23"><text:span text:style-name="T1"/></text:p>
      <text:p text:style-name="P23"><text:span text:style-name="T6">Report Generation </text:span><text:span text:style-name="T1">:</text:span></text:p>
      <text:p text:style-name="P23"><text:span text:style-name="T2">Details about the locations, hotels in that location and final report on the journey fare.</text:span></text:p>
      <text:p text:style-name="P15"><text:span text:style-name="T3"/></text:p>
      <text:p text:style-name="P14"><text:span text:style-name="T1">User Classes and Characteristics</text:span></text:p>
      <text:p text:style-name="P15"><text:span text:style-name="T3">&lt;Identify the various user classes that you anticipate will use this product. User classes may be differentiated based on frequency of use, subset of product functions used, technical expertise, security or privilege levels, educational level, or experience. Describe the pertinent characteristics of each user class. Certain requirements may pertain only to certain user classes. Distinguish the most important user classes for this product from those who are less important to satisfy.&gt;</text:span></text:p>
      <text:p text:style-name="P15"><text:span text:style-name="T3"/></text:p>
      <text:p text:style-name="P24"><text:span text:style-name="T6">Customer</text:span><text:span text:style-name="T1"><text:s/>:</text:span></text:p>
      <text:p text:style-name="P15"><text:span text:style-name="T2"><text:s text:c="16"/>The one who uses the system. For which the system is created.</text:span></text:p>
      <text:p text:style-name="P15"><text:span text:style-name="T2"/></text:p>
      <text:p text:style-name="P15"><text:span text:style-name="T3"/></text:p>
      <text:p text:style-name="P25"/>
      <text:p text:style-name="P25"/>
      <text:p text:style-name="P25"/>
      <text:p text:style-name="P25"/>
      <text:p text:style-name="P25"/>
      <text:p text:style-name="P25">Customer</text:p>
      <text:p text:style-name="P25">Search</text:p>
      <text:p text:style-name="P25"><text:s text:c="3"/>location</text:p>
      <text:p text:style-name="P25"/>
      <text:p text:style-name="P15"><text:span text:style-name="T2"/></text:p>
      <text:p text:style-name="P15"><text:span text:style-name="T2"/></text:p>
      <text:p text:style-name="P24"><text:span text:style-name="T6">Manager</text:span><text:span text:style-name="T1"><text:s/>:</text:span></text:p>
      <text:p text:style-name="P15"><text:span text:style-name="T2"><text:s text:c="17"/>The one who manages the system, provide details to the customers</text:span></text:p>
      <text:p text:style-name="P25"><text:span text:style-name="T6"/></text:p>
      <text:p text:style-name="P25"><text:span text:style-name="T2"/></text:p>
      <text:p text:style-name="P25"/>
      <text:p text:style-name="P25"/>
      <text:p text:style-name="P25"/>
      <text:p text:style-name="P25"/>
      <text:p text:style-name="P25"/>
      <text:p text:style-name="P26"><text:span text:style-name="T2">manager</text:span></text:p>
      <text:p text:style-name="P25">Manages system</text:p>
      <text:p text:style-name="P25"/>
      <text:p text:style-name="P25"><text:span text:style-name="T1"><text:s text:c="17"/></text:span></text:p>
      <text:p text:style-name="P25"><text:span text:style-name="T2"/></text:p>
      <text:p text:style-name="P25"/>
      <text:p text:style-name="P25"/>
      <text:p text:style-name="P25"/>
      <text:p text:style-name="P25"/>
      <text:p text:style-name="P25"/>
      <text:p text:style-name="P26"><text:span text:style-name="T2">Admin</text:span></text:p>
      <text:p text:style-name="P26"><text:span text:style-name="T2"/></text:p>
      <text:p text:style-name="P26"><text:span text:style-name="T2">Operates system</text:span></text:p>
      <text:p text:style-name="P25"/>
      <text:p text:style-name="P23"><text:span text:style-name="T2"/></text:p>
      <text:p text:style-name="P23"><text:span text:style-name="T2"><text:s text:c="2"/></text:span></text:p>
      <text:p text:style-name="P15"><text:span text:style-name="T2"/></text:p>
      <text:p text:style-name="P15"><text:span text:style-name="T3"/></text:p>
      <text:p text:style-name="P14"><text:span text:style-name="T1">Operating Environment</text:span></text:p>
      <text:p text:style-name="P15"><text:span text:style-name="T3">&lt;Describe the environment in which the software will operate, including the hardware platform, operating system and versions, and any other software components or applications with which it must peacefully coexist.&gt;</text:span></text:p>
      <text:p text:style-name="P15"><text:span text:style-name="T3">Administratorr</text:span></text:p>
      <text:p text:style-name="P25"/>
      <text:p text:style-name="P25"/>
      <text:p text:style-name="P25"/>
      <text:p text:style-name="P25"/>
      <text:p text:style-name="P25"/>
      <text:p text:style-name="P25"/>
      <text:p text:style-name="P25"/>
      <text:p text:style-name="P25"/>
      <text:p text:style-name="P25"/>
      <text:p text:style-name="P25"/>
      <text:p text:style-name="P25">customer</text:p>
      <text:p text:style-name="P25"/>
      <text:p text:style-name="P25"/>
      <text:p text:style-name="P25"/>
      <text:p text:style-name="P25"/>
      <text:p text:style-name="P25"/>
      <text:p text:style-name="P25">others</text:p>
      <text:p text:style-name="P25"/>
      <text:p text:style-name="P25"/>
      <text:p text:style-name="P25"/>
      <text:p text:style-name="P25"/>
      <text:p text:style-name="P25"/>
      <text:p text:style-name="P25">Data</text:p>
      <text:p text:style-name="P25">Base</text:p>
      <text:p text:style-name="P25"/>
      <text:p text:style-name="P25">Online tourist management website</text:p>
      <text:p text:style-name="P25">Database Manager</text:p>
      <text:p text:style-name="P25">TMS</text:p>
      <text:p text:style-name="P25"/>
      <text:p text:style-name="P25"/>
      <text:p text:style-name="P25"/>
      <text:p text:style-name="P25"/>
      <text:p text:style-name="P25"/>
      <text:p text:style-name="P25"/>
      <text:p text:style-name="P25"/>
      <text:p text:style-name="P25">Manager<text:tab/></text:p>
      <text:p text:style-name="P25"/>
      <text:p text:style-name="P25"/>
      <text:p text:style-name="P25"/>
      <text:p text:style-name="P25"/>
      <text:p text:style-name="P15"><text:span text:style-name="T3"/></text:p>
      <text:p text:style-name="P15"><text:span text:style-name="T3"/></text:p>
      <text:p text:style-name="P27"><text:span text:style-name="T2">Operating environment for the airline management system is as listed below.</text:span></text:p>
      <text:list text:style-name="L1">
        <text:list-item>
          <text:p text:style-name="P28"><text:span text:style-name="T2">distributed database</text:span></text:p>
        </text:list-item>
        <text:list-item>
          <text:p text:style-name="P28"><text:span text:style-name="T2">client/server system</text:span></text:p>
        </text:list-item>
        <text:list-item>
          <text:p text:style-name="P28"><text:span text:style-name="T2">database: sql+ database</text:span></text:p>
        </text:list-item>
        <text:list-item>
          <text:p text:style-name="P29"><text:span text:style-name="T2">platform: Angular,Node Js</text:span></text:p>
        </text:list-item>
        <text:list-item>
          <text:p text:style-name="P30"><text:span text:style-name="T2">Operating System: Win 7,8,9,10,XP, 2000, 98, Vista</text:span></text:p>
        </text:list-item>
        <text:list-item>
          <text:p text:style-name="P30"><text:span text:style-name="T2">Software req. : JRE 1.6 or higher, Windows media player</text:span></text:p>
        </text:list-item>
        <text:list-item>
          <text:p text:style-name="P30"><text:span text:style-name="T2">Recommended Conf.: 256mb RAM or higher, 10mb Disk space</text:span></text:p>
        </text:list-item>
        <text:list-item>
          <text:p text:style-name="P30"><text:span text:style-name="T2">Screen Resolution: 1024x768</text:span></text:p>
        </text:list-item>
      </text:list>
      <text:p text:style-name="P31"><text:span text:style-name="T2"/></text:p>
      <text:p text:style-name="P15"><text:span text:style-name="T2"/></text:p>
      <text:p text:style-name="P14"><text:span text:style-name="T1">Design and Implementation Constraints</text:span></text:p>
      <text:p text:style-name="P15"><text:span text:style-name="T3">&lt;Describe any items or issues that will limit the options available to the developers. These might include: corporate or regulatory policies; hardware limitations (timing requirements, memory requirements); interfaces to other applications; specific technologies, tools, and databases to be used; parallel operations; language requirements; communications protocols; security considerations; design conventions or programming standards (for example, if the customer’s organization will be responsible for maintaining the delivered software).&gt;</text:span></text:p>
      <text:p text:style-name="P32"><text:span text:style-name="T2">Based completely on Windows functionality platform.</text:span></text:p>
      <text:p text:style-name="P32"><text:span text:style-name="T2">The software should be portable and must be inaccessible to unauthorized users..</text:span></text:p>
      <text:p text:style-name="P15"><text:span text:style-name="T3"/></text:p>
      <text:p text:style-name="P14"><text:span text:style-name="T1">User Documentation</text:span></text:p>
      <text:p text:style-name="P15"><text:span text:style-name="T3">&lt;List the user documentation components (such as user manuals, on-line help, and tutorials) that will be delivered along with the software. Identify any known user documentation delivery formats or standards.&gt;</text:span></text:p>
      <text:p text:style-name="P15"><text:span text:style-name="T3"/></text:p>
      <text:p text:style-name="P32"><text:span text:style-name="T2">Installation Guide, User Manual and Help File are provided separately with the product.Context sensitive help is integrated implicitly with the product.</text:span></text:p>
      <text:p text:style-name="P15"><text:span text:style-name="T3"/></text:p>
      <text:p text:style-name="P14"><text:span text:style-name="T1">Assumptions and Dependencies</text:span></text:p>
      <text:p text:style-name="P15"><text:span text:style-name="T3">&lt;List any assumed factors (as opposed to known facts) that could affect the requirements stated in the SRS. These could include third-party or commercial components that you plan to use, issues around the development or operating environment, or constraints. The project could be affected if these assumptions are incorrect, are not shared, or change. Also identify any dependencies the project has on external factors, such as software components that you intend to reuse from another project, unless they are already documented elsewhere (for example, in the vision and scope document or the project plan).&gt;</text:span></text:p>
      <text:p text:style-name="P15"><text:span text:style-name="T3"/></text:p>
      <text:p text:style-name="P15"><text:span text:style-name="T2">Assume that all the information entered by the user will be correct. If any wrong information found then system will notify an alert. The system is required to save generated reports.</text:span></text:p>
      <text:p text:style-name="P13"><text:span text:style-name="T1">External Interface Requirements</text:span></text:p>
      <text:p text:style-name="P14"><text:span text:style-name="T1">User Interfaces</text:span></text:p>
      <text:p text:style-name="P15"><text:span text:style-name="T3">&lt;Describe the logical characteristics of each interface between the software product and the users. This may include sample screen images, any GUI standards or product family style guides that are to be followed, screen layout constraints, standard buttons and functions (e.g., help) that will appear on every screen, keyboard shortcuts, error message display standards, and so on. Define the software components for which a user interface is needed. Details of the user interface design should be documented in a separate user interface specification.&gt;</text:span></text:p>
      <text:p text:style-name="P15"><text:span text:style-name="T3"/></text:p>
      <text:p text:style-name="P15"><text:span text:style-name="T3">This software needs the following user interfaces:</text:span></text:p>
      <text:p text:style-name="P33"><text:span text:style-name="T7">Registration Window: <text:s text:c="12"/></text:span></text:p>
      <text:p text:style-name="P33"><text:span text:style-name="T1">User: T</text:span><text:span text:style-name="T2">he customer <text:s text:c="2"/></text:span><text:span text:style-name="T3"><text:s text:c="5"/></text:span></text:p>
      <text:p text:style-name="P33"><text:span text:style-name="T1">Properties</text:span><text:span text:style-name="T3">:</text:span></text:p>
      <text:p text:style-name="P33"><text:span text:style-name="T3"><text:s/><text:tab/></text:span><text:span text:style-name="T2"></text:span><text:span text:style-name="T3"><text:s/></text:span><text:span text:style-name="T2">This window is used for entry of customer details and registering a new customer for the <text:tab/><text:s/>booking system</text:span><text:span text:style-name="T3">. <text:s/></text:span></text:p>
      <text:p text:style-name="P33"><text:span text:style-name="T3"><text:tab/></text:span><text:span text:style-name="T2"></text:span><text:span text:style-name="T3"><text:s/></text:span><text:span text:style-name="T2">This window has various text fields to take the information name, address, phone number. </text:span><text:span text:style-name="T3"><text:s/></text:span></text:p>
      <text:p text:style-name="P33"><text:span text:style-name="T3"><text:tab/><text:s text:c="2"/></text:span></text:p>
      <text:p text:style-name="P33"><text:span text:style-name="T3"/></text:p>
      <text:p text:style-name="P33"><text:span text:style-name="T1">Log in Window</text:span><text:span text:style-name="T3">:</text:span></text:p>
      <text:p text:style-name="P33"><text:span text:style-name="T3"><text:s/></text:span><text:span text:style-name="T1">User:</text:span><text:span text:style-name="T3"><text:s/></text:span><text:span text:style-name="T2">The customer, the developer and the admin of the software.</text:span><text:span text:style-name="T3"><text:s text:c="7"/></text:span></text:p>
      <text:p text:style-name="P33"><text:span text:style-name="T3"><text:s/></text:span><text:span text:style-name="T1">Properties:</text:span><text:span text:style-name="T3"><text:s/></text:span><text:span text:style-name="T2">This window has two fields for email and password, two buttons to log in and register. For correct user name and password it opens an appropriate window. It has register button to let new customer register by redirecting to registration window.</text:span></text:p>
      <text:p text:style-name="P33"><text:span text:style-name="T7"/></text:p>
      <text:p text:style-name="P33"><text:span text:style-name="T7"><text:s/>Customer Homepage: </text:span></text:p>
      <text:p text:style-name="P33"><text:span text:style-name="T1">Use</text:span><text:span text:style-name="T3">r: Registered customer </text:span></text:p>
      <text:p text:style-name="P33"><text:span text:style-name="T1">Propertie</text:span><text:span text:style-name="T3">s: </text:span></text:p>
      <text:p text:style-name="P33"><text:span text:style-name="T3"><text:tab/></text:span><text:span text:style-name="T2"></text:span><text:span text:style-name="T3"><text:s/></text:span><text:span text:style-name="T2">This window opens when a customer logs in. </text:span></text:p>
      <text:p text:style-name="P33"><text:span text:style-name="T3"><text:tab/>`</text:span><text:span text:style-name="T2"></text:span><text:span text:style-name="T3"><text:s/></text:span><text:span text:style-name="T2">This window is used for online booking for a tour package of customer’s choice for a particular <text:tab/>time span and it has provision to display all available destinations and let the customer add more destinations.</text:span><text:span text:style-name="T3"><text:s text:c="2"/></text:span></text:p>
      <text:p text:style-name="P33"><text:span text:style-name="T3"><text:tab/><text:s/></text:span><text:span text:style-name="T2"></text:span><text:span text:style-name="T3"><text:s/></text:span><text:span text:style-name="T2">The billing information of a complete tour will be viewed using this window. </text:span></text:p>
      <text:p text:style-name="P33"><text:span text:style-name="T3"/></text:p>
      <text:p text:style-name="P15"><text:span text:style-name="T7">Admin Homepage : </text:span></text:p>
      <text:p text:style-name="P15"><text:span text:style-name="T1">User: </text:span><text:span text:style-name="T3">The Admin of the software.</text:span></text:p>
      <text:p text:style-name="P15"><text:span text:style-name="T1">Propert</text:span><text:span text:style-name="T3">ies: </text:span></text:p>
      <text:p text:style-name="P15"><text:span text:style-name="T1"><text:tab/></text:span><text:span text:style-name="T2"></text:span><text:span text:style-name="T3"><text:s/></text:span><text:span text:style-name="T2">This window opens when admin logs in. </text:span></text:p>
      <text:p text:style-name="P15"><text:span text:style-name="T3"><text:tab/></text:span><text:span text:style-name="T2"></text:span><text:span text:style-name="T3"><text:s/></text:span><text:span text:style-name="T2">This window lets the user add a new <text:s/>tour and view the booking details .</text:span><text:span text:style-name="T3"><text:s/></text:span></text:p>
      <text:p text:style-name="P15"><text:span text:style-name="T3"><text:tab/></text:span></text:p>
      <text:p text:style-name="P15"><text:span text:style-name="T3"><text:tab/></text:span></text:p>
      <text:p text:style-name="P14"><text:span text:style-name="T1">Hardware Interfaces</text:span></text:p>
      <text:p text:style-name="P15"><text:span text:style-name="T3">&lt;Describe the logical and physical characteristics of each interface between the software product and the hardware components of the system. This may include the supported device types, the nature of the data and control interactions between the software and the hardware, and communication protocols to be used.&gt;</text:span></text:p>
      <text:p text:style-name="P15"><text:span text:style-name="T2"/></text:p>
      <text:p text:style-name="P15"><text:span text:style-name="T2">The server is directly connected to the client systems.The client system have access to the database in the server.</text:span></text:p>
      <text:p text:style-name="P15"><text:span text:style-name="T3"/></text:p>
      <text:p text:style-name="P23"><text:span text:style-name="T6">Hardware specification</text:span></text:p>
      <text:p text:style-name="P23"><text:span text:style-name="T1"/></text:p>
      <text:p text:style-name="P23"><text:span text:style-name="T2"><text:s text:c="12"/>Processor<text:tab/><text:tab/>:<text:tab/>1 Ghz or faster processor</text:span></text:p>
      <text:p text:style-name="P34"><text:span text:style-name="T2">Speed<text:tab/><text:tab/><text:tab/>:<text:tab/>2.0 GHZ above</text:span></text:p>
      <text:p text:style-name="P34"><text:span text:style-name="T2">Hard Disk<text:tab/><text:tab/>:<text:tab/>40 GB</text:span></text:p>
      <text:p text:style-name="P34"><text:span text:style-name="T2">RAM<text:tab/><text:tab/><text:tab/>:<text:tab/>8 GB for <text:s/>64 bit</text:span></text:p>
      <text:p text:style-name="P34"><text:span text:style-name="T2">CD Drive<text:tab/><text:tab/>:<text:tab/>48x</text:span></text:p>
      <text:p text:style-name="P34"><text:span text:style-name="T2">Input devices<text:tab/><text:tab/>:<text:tab/>Keyboard and mouse</text:span></text:p>
      <text:p text:style-name="P34"><text:span text:style-name="T2">Monitor<text:tab/><text:tab/>:<text:tab/>Compatible monitor with 1366 x 768 resolutions</text:span></text:p>
      <text:p text:style-name="P34"><text:span text:style-name="T2">Internet<text:tab/><text:tab/>:<text:tab/>100kbps above</text:span></text:p>
      <text:p text:style-name="P34"><text:span text:style-name="T2">Printer<text:tab/><text:tab/><text:s text:c="12"/>:<text:tab/>Any printer compatible for Windows</text:span></text:p>
      <text:p text:style-name="P15"><text:span text:style-name="T3"/></text:p>
      <text:p text:style-name="P14"><text:span text:style-name="T1">Software Interfaces</text:span></text:p>
      <text:p text:style-name="P15"><text:span text:style-name="T3">&lt;Describe the connections between this product and other specific software components (name and version), including databases, operating systems, tools, libraries, and integrated commercial components. Identify the data items or messages coming into the system and going out and describe the purpose of each. Describe the services needed and the nature of communications. Refer to documents that describe detailed application programming interface protocols. Identify data that will be shared across software components. If the data sharing mechanism must be implemented in a specific way (for example, use of a global data area in a multitasking operating system), specify this as an implementation constraint.&gt;</text:span></text:p>
      <text:p text:style-name="P15"><text:span text:style-name="T2"/></text:p>
      <text:p text:style-name="P15"><text:span text:style-name="T2">The tour package and System online interface is built using HTML,Javascript and css.</text:span></text:p>
      <text:p text:style-name="P15"><text:span text:style-name="T3"/></text:p>
      <text:p text:style-name="P25"><text:span text:style-name="T6">Software specification</text:span></text:p>
      <text:p text:style-name="P35"><text:span text:style-name="T8"><text:s text:c="11"/></text:span><text:span text:style-name="T2">Operating System<text:tab/>:<text:tab/>Windows XP or Higher versions</text:span></text:p>
      <text:p text:style-name="P36"><text:span text:style-name="T2">Front End<text:tab/><text:tab/>:<text:tab/>Html, css, javascript </text:span></text:p>
      <text:p text:style-name="P36"><text:span text:style-name="T2">Back End<text:tab/><text:tab/>:<text:tab/>SQL</text:span></text:p>
      <text:p text:style-name="P15"><text:span text:style-name="T3"/></text:p>
      <text:p text:style-name="P14"><text:span text:style-name="T1">Communications Interfaces</text:span></text:p>
      <text:p text:style-name="P15"><text:span text:style-name="T3">&lt;Describe the requirements associated with any communications functions required by this product, including e-mail, web browser, network server communications protocols, electronic forms, and so on. Define any pertinent message formatting. Identify any communication standards that will be used, such as FTP or HTTP. Specify any communication security or encryption issues, data transfer rates, and synchronization mechanisms.&gt;</text:span></text:p>
      <text:p text:style-name="P13"><text:span text:style-name="T1">System Features</text:span></text:p>
      <text:p text:style-name="P15"><text:span text:style-name="T3">&lt;This template illustrates organizing the functional requirements for the product by system features, the major services provided by the product. You may prefer to organize this section by use case, mode of operation, user class, object class, functional hierarchy, or combinations of these, whatever makes the most logical sense for your product.&gt;</text:span></text:p>
      <text:p text:style-name="P14"><text:span text:style-name="T1">System Feature 1</text:span></text:p>
      <text:p text:style-name="P15"><text:span text:style-name="T3">&lt;Don’t really say “System Feature 1.” State the feature name in just a few words.&gt;</text:span></text:p>
      <text:p text:style-name="P37"><text:span text:style-name="T2">4.1.1<text:tab/>Description and Priority</text:span></text:p>
      <text:p text:style-name="P38"><text:span text:style-name="T3">&lt;Provide a short description of the feature and indicate whether it is of High, Medium, or Low priority. You could also include specific priority component ratings, such as benefit, penalty, cost, and risk (each rated on a relative scale from a low of 1 to a high of 9).&gt;</text:span></text:p>
      <text:p text:style-name="P37"><text:span text:style-name="T2">4.1.2<text:tab/>Stimulus/Response Sequences</text:span></text:p>
      <text:p text:style-name="P38"><text:span text:style-name="T3">&lt;List the sequences of user actions and system responses that stimulate the behavior defined for this feature. These will correspond to the dialog elements associated with use cases.&gt;</text:span></text:p>
      <text:p text:style-name="P37"><text:span text:style-name="T2">4.1.3<text:tab/>Functional Requirements</text:span></text:p>
      <text:p text:style-name="P38"><text:span text:style-name="T3">&lt;Itemize the detailed functional requirements associated with this feature. These are the software capabilities that must be present in order for the user to carry out the services provided by the feature, or to execute the use case. Include how the product should respond to anticipated error conditions or invalid inputs. Requirements should be concise, complete, unambiguous, verifiable, and necessary. Use “TBD” as a placeholder to indicate when necessary information is not yet available.&gt;</text:span></text:p>
      <text:p text:style-name="P38"><text:span text:style-name="T3"/></text:p>
      <text:p text:style-name="P39"><text:span text:style-name="T1">Customer Module: </text:span></text:p>
      <text:p text:style-name="P39"><text:span text:style-name="T1"/></text:p>
      <text:p text:style-name="P40"><text:span text:style-name="T2">There are two types of users. Visitors to the site and Tourists. The user module has the following sub divisions.</text:span></text:p>
      <text:p text:style-name="P40"><text:span text:style-name="T2"/></text:p>
      <text:list text:style-name="L3">
        <text:list-item>
          <text:p text:style-name="P41"><text:span text:style-name="T4"/><text:span text:style-name="T1"><text:s/>Search</text:span></text:p>
        </text:list-item>
      </text:list>
      <text:p text:style-name="P42"><text:span text:style-name="T2">All visitors to the system can search for tourist centers in India, as per specific location, district, category and season. They can get information about different recreational facilities available at each Tourist centers and information about facility providers, quality and cost.</text:span></text:p>
      <text:p text:style-name="P42"><text:span text:style-name="T2"/></text:p>
      <text:p text:style-name="P39"><text:span text:style-name="T1">2. Registration </text:span></text:p>
      <text:p text:style-name="P39"><text:span text:style-name="T2"><text:s/><text:tab/>The tourist who wishes to avail of the facilities provided by DTPC has to register with the system giving all the details. He / she have to provide a user id and password. The registration process, user login process, security checking regard to these is taken care of in this module. </text:span></text:p>
      <text:p text:style-name="P39"><text:span text:style-name="T2"/></text:p>
      <text:p text:style-name="P39"><text:span text:style-name="T1">3. Online Booking</text:span></text:p>
      <text:p text:style-name="P40"><text:span text:style-name="T2">In this module tourists can book online the following facilities: Home stay, travel agents, Health care centers (Indian System) and hotels / restaurants, one month in advance.</text:span></text:p>
      <text:p text:style-name="P39"><text:span text:style-name="T2">They can also make on line payment of bills for booking. They can also cancel the booking and get the payment back after deduction booking charges.</text:span></text:p>
      <text:p text:style-name="P39"><text:span text:style-name="T2"/></text:p>
      <text:p text:style-name="P39"><text:span text:style-name="T1">4. Feed back</text:span></text:p>
      <text:p text:style-name="P40"><text:span text:style-name="T2">Options to give feed back by the users are coming under this sub module.</text:span></text:p>
      <text:p text:style-name="P43"><text:span text:style-name="T2"/></text:p>
      <text:p text:style-name="P43"><text:span text:style-name="T1"/></text:p>
      <text:p text:style-name="P43"><text:span text:style-name="T1"/></text:p>
      <text:p text:style-name="P39"><text:span text:style-name="T1">Administrator Module:</text:span></text:p>
      <text:p text:style-name="P39"><text:span text:style-name="T1"/></text:p>
      <text:p text:style-name="P40"><text:span text:style-name="T2">This module has the following sub modules.</text:span></text:p>
      <text:p text:style-name="P40"><text:span text:style-name="T2"/></text:p>
      <text:p text:style-name="P39"><text:span text:style-name="T1">1. Information Module </text:span></text:p>
      <text:p text:style-name="P40"><text:span text:style-name="T2">In this module there provides data about different Tourist centers photos, clippings, audio and video gallery. Addition, deletion and modification of data is taken care of in this module. New centers with all information are added in the system.</text:span></text:p>
      <text:p text:style-name="P40"><text:span text:style-name="T2"/></text:p>
      <text:p text:style-name="P39"><text:span text:style-name="T1">2. Client Module</text:span></text:p>
      <text:p text:style-name="P40"><text:span text:style-name="T2">Recreational facilities and service providers at tourist centers are considered as clients of the system. They have to register first before doing operations. Therefore in this module online registration of clients, cancellation of a client permit, client login, and security checking are taken care of.</text:span></text:p>
      <text:p text:style-name="P40"><text:span text:style-name="T2"/></text:p>
      <text:p text:style-name="P39"><text:span text:style-name="T1">3. Reports &amp; Mail</text:span></text:p>
      <text:p text:style-name="P40"><text:span text:style-name="T2">Generation of different reports, sending mails to clients and tourists, providing reports and data are considered here.</text:span></text:p>
      <text:p text:style-name="P40"><text:span text:style-name="T2"/></text:p>
      <text:p text:style-name="P39"><text:span text:style-name="T1">4. Advertisements</text:span></text:p>
      <text:p text:style-name="P44"><text:span text:style-name="T2">The clients can advertise here .The functionality is developed and executed in this module</text:span><text:span text:style-name="T9"><text:s text:c="30"/></text:span></text:p>
      <text:p text:style-name="P45"><text:span text:style-name="T3"/></text:p>
      <text:p text:style-name="P38"><text:span text:style-name="T3">&lt;Each requirement should be uniquely identified with a sequence number or a meaningful tag of some kind.&gt;</text:span></text:p>
      <text:p text:style-name="P38"><text:span text:style-name="T3"/></text:p>
      <text:p text:style-name="P38"><text:span text:style-name="T3"/></text:p>
      <text:p text:style-name="P38"><text:span text:style-name="T3"/></text:p>
      <text:p text:style-name="P38"><text:span text:style-name="T3"/></text:p>
      <text:p text:style-name="P14"><text:span text:style-name="T1">System Feature 2 (and so on)</text:span></text:p>
      <text:p text:style-name="P13"><text:span text:style-name="T1">Other Nonfunctional Requirements</text:span></text:p>
      <text:p text:style-name="P14"><text:span text:style-name="T1">Performance Requirements</text:span></text:p>
      <text:p text:style-name="P15"><text:span text:style-name="T3">&lt;If there are performance requirements for the product under various circumstances, state them here and explain their rationale, to help the developers understand the intent and make suitable design choices. Specify the timing relationships for real time systems. Make such requirements as specific as possible. You may need to state performance requirements for individual functional requirements or features.&gt;</text:span></text:p>
      <text:p text:style-name="P15"><text:span text:style-name="T3"/></text:p>
      <text:p text:style-name="P11"><text:span text:style-name="T2">The Tourism management System application should be able to respond to the queries submitted by the customer without much delay. When a user searches for a tour location, the application should not take much time to return the results, similarly for the motel and package information. Considering that the application is of moderate size, it should be able to display 10 results at a time on each page, when the customer looks up for any particular data. Since the Online tourism websites have much traffic, the user should also be able to logon to the system using high speed internet. Most of the requests sent to the application should be answered in less than 5 seconds.</text:span></text:p>
      <text:p text:style-name="P15"><text:span text:style-name="T3"/></text:p>
      <text:p text:style-name="P14"><text:span text:style-name="T1">Safety Requirements</text:span></text:p>
      <text:p text:style-name="P15"><text:span text:style-name="T3">&lt;Specify those requirements that are concerned with possible loss, damage, or harm that could result from the use of the product. Define any safeguards or actions that must be taken, as well as actions that must be prevented. Refer to any external policies or regulations that state safety issues that affect the product’s design or use. Define any safety certifications that must be satisfied.&gt;</text:span></text:p>
      <text:p text:style-name="P15"><text:span text:style-name="T3"/></text:p>
      <text:p text:style-name="P15"><text:span text:style-name="T2">System use shall not cause any harm to the human users.</text:span></text:p>
      <text:p text:style-name="P14"><text:span text:style-name="T1">Security Requirements</text:span></text:p>
      <text:p text:style-name="P15"><text:span text:style-name="T3">&lt;Specify any requirements regarding security or privacy issues surrounding use of the product or protection of the data used or created by the product. Define any user identity authentication requirements. Refer to any external policies or regulations containing security issues that affect the product. Define any security or privacy certifications that must be satisfied.&gt;</text:span></text:p>
      <text:p text:style-name="P15"><text:span text:style-name="T3"/></text:p>
      <text:p text:style-name="P46"><text:span text:style-name="T2">It must be ensured that access will be provided to the authorized persons through user ID and password.</text:span></text:p>
      <text:p text:style-name="P46"><text:span text:style-name="T2">Network security will be provided by the use of firewalls</text:span><text:span text:style-name="T10">.</text:span></text:p>
      <text:p text:style-name="P11"><text:span text:style-name="T2">Checks can be performed at regular internals to ensure data integrity</text:span></text:p>
      <text:p text:style-name="P15"><text:span text:style-name="T3"/></text:p>
      <text:p text:style-name="P14"><text:span text:style-name="T1">Software Quality Attributes</text:span></text:p>
      <text:p text:style-name="P15"><text:span text:style-name="T3">&lt;Specify any additional quality characteristics for the product that will be important to either the customers or the developers. Some to consider are: adaptability, availability, correctness, flexibility, interoperability, maintainability, portability, reliability, reusability, robustness, testability, and usability. Write these to be specific, quantitative, and verifiable when possible. At the least, clarify the relative preferences for various attributes, such as ease of use over ease of learning.&gt;</text:span></text:p>
      <text:p text:style-name="P15"><text:span text:style-name="T3"/></text:p>
      <text:p text:style-name="P15"><text:span text:style-name="T2">Security: Software is secure: confidentiality, integrity, availability, accountability and assurance.</text:span></text:p>
      <text:p text:style-name="P15"><text:span text:style-name="T2">Privacy:Software does not reveal information to improper parties.</text:span></text:p>
      <text:p text:style-name="P15"><text:span text:style-name="T2">Non-exploitability: The software, it's components are hardened against known and unknown vulnerabilities.</text:span></text:p>
      <text:p text:style-name="P15"><text:span text:style-name="T2">Accountability: The software records all user interactions and data changes.</text:span></text:p>
      <text:p text:style-name="P15"><text:span text:style-name="T2">Auditability: The software makes accountability information available to admin and users.</text:span></text:p>
      <text:p text:style-name="P14"><text:span text:style-name="T1">Business Rules</text:span></text:p>
      <text:p text:style-name="P15"><text:span text:style-name="T3">&lt;List any operating principles about the product, such as which individuals or roles can perform which functions under specific circumstances. These are not functional requirements in themselves, but they may imply certain functional requirements to enforce the rules.&gt;</text:span></text:p>
      <text:p text:style-name="P13"><text:span text:style-name="T1">Other Requirements</text:span></text:p>
      <text:p text:style-name="P15"><text:span text:style-name="T3">&lt;Define any other requirements not covered elsewhere in the SRS. This might include database requirements, internationalization requirements, legal requirements, reuse objectives for the project, and so on. Add any new sections that are pertinent to the project.&gt;</text:span></text:p>
      <text:p text:style-name="P15"><text:span text:style-name="T3"/></text:p>
      <text:p text:style-name="P47"><text:span text:style-name="T1">Reliable:</text:span><text:span text:style-name="T11"><text:s/></text:span></text:p>
      <text:p text:style-name="P46"><text:span text:style-name="T2">For all services that rely on this system for access control, lack of availability of the supported services. The product should not crash under any circumstance such as user entering invalid values, user trying to find unusual data etc. It should show appropriate message for every user generated message.</text:span></text:p>
      <text:p text:style-name="P47"><text:span text:style-name="T1">Transparent:</text:span></text:p>
      <text:p text:style-name="P46"><text:span text:style-name="T2">Ideally, the user should not be aware that authentication is taking place beyond the requirement to enter a password.</text:span></text:p>
      <text:p text:style-name="P47"><text:span text:style-name="T1">Scalable:</text:span></text:p>
      <text:p text:style-name="P46"><text:span text:style-name="T2">The system should be capable of supporting large number of client and servers.This suggests modular, distributed architecture</text:span></text:p>
      <text:p text:style-name="P48"><text:span text:style-name="T1">Portable:</text:span></text:p>
      <text:p text:style-name="P11"><text:span text:style-name="T2">Our product will be portable to carry and will run in any machine provided it runs a Windows Operating System.</text:span></text:p>
      <text:p text:style-name="P15"><text:span text:style-name="T3"/></text:p>
      <text:p text:style-name="P7"><text:span text:style-name="T1">Appendix A: Glossary</text:span></text:p>
      <text:p text:style-name="P15"><text:span text:style-name="T3">&lt;Define all the terms necessary to properly interpret the SRS, including acronyms and abbreviations. You may wish to build a separate glossary that spans multiple projects or the entire organization, and just include terms specific to a single project in each SRS.&gt;</text:span></text:p>
      <text:p text:style-name="P25"><text:span text:style-name="T2"/></text:p>
      <text:p text:style-name="P25"><text:span text:style-name="T2"/></text:p>
      <table:table table:name="Table2" table:style-name="Table1">
        <table:table-column table:style-name="TableColumn1"/>
        <table:table-column table:style-name="TableColumn1"/>
        <table:table-row>
          <table:table-cell table:style-name="TableCell1">
            <text:p text:style-name="P26"><text:span text:style-name="T1">Term</text:span></text:p>
          </table:table-cell>
          <table:table-cell table:style-name="TableCell1">
            <text:p text:style-name="P26"><text:span text:style-name="T1">Definition</text:span></text:p>
          </table:table-cell>
        </table:table-row>
        <table:table-row>
          <table:table-cell table:style-name="TableCell1">
            <text:p text:style-name="P35"><text:span text:style-name="T2">Author</text:span></text:p>
          </table:table-cell>
          <table:table-cell table:style-name="TableCell1">
            <text:p text:style-name="P35"><text:span text:style-name="T2">Person submitting an article to be reviewed. In case of multiple authors, this term refers to the </text:span><text:span text:style-name="T3">principal author</text:span><text:span text:style-name="T2">, with whom all communication is made.</text:span></text:p>
          </table:table-cell>
        </table:table-row>
        <table:table-row>
          <table:table-cell table:style-name="TableCell1">
            <text:p text:style-name="P35"><text:span text:style-name="T2">Database</text:span></text:p>
          </table:table-cell>
          <table:table-cell table:style-name="TableCell1">
            <text:p text:style-name="P35"><text:span text:style-name="T2">Collection of all the information monitored by this system.</text:span></text:p>
          </table:table-cell>
        </table:table-row>
        <table:table-row>
          <table:table-cell table:style-name="TableCell1">
            <text:p text:style-name="P35"><text:span text:style-name="T2">Editor</text:span></text:p>
          </table:table-cell>
          <table:table-cell table:style-name="TableCell1">
            <text:p text:style-name="P35"><text:span text:style-name="T2">Person who receives articles, sends articles for review, and makes final judgments for modifications.</text:span></text:p>
          </table:table-cell>
        </table:table-row>
        <table:table-row>
          <table:table-cell table:style-name="TableCell1">
            <text:p text:style-name="P35"><text:span text:style-name="T2">Field</text:span></text:p>
          </table:table-cell>
          <table:table-cell table:style-name="TableCell1">
            <text:p text:style-name="P35"><text:span text:style-name="T2">A cell within a form.</text:span></text:p>
          </table:table-cell>
        </table:table-row>
        <table:table-row>
          <table:table-cell table:style-name="TableCell1">
            <text:p text:style-name="P35"><text:span text:style-name="T2">Historical Society Database</text:span></text:p>
          </table:table-cell>
          <table:table-cell table:style-name="TableCell1">
            <text:p text:style-name="P35"><text:span text:style-name="T2">The existing membership database (also HS database).</text:span></text:p>
          </table:table-cell>
        </table:table-row>
        <table:table-row>
          <table:table-cell table:style-name="TableCell1">
            <text:p text:style-name="P35"><text:span text:style-name="T2">Member</text:span></text:p>
          </table:table-cell>
          <table:table-cell table:style-name="TableCell1">
            <text:p text:style-name="P35"><text:span text:style-name="T2">A member of the Historical Society listed in the HS database.</text:span></text:p>
          </table:table-cell>
        </table:table-row>
        <table:table-row>
          <table:table-cell table:style-name="TableCell1">
            <text:p text:style-name="P35"><text:span text:style-name="T2">Reader</text:span></text:p>
          </table:table-cell>
          <table:table-cell table:style-name="TableCell1">
            <text:p text:style-name="P35"><text:span text:style-name="T2">Anyone visiting the site to read articles.</text:span></text:p>
          </table:table-cell>
        </table:table-row>
        <table:table-row>
          <table:table-cell table:style-name="TableCell1">
            <text:p text:style-name="P35"><text:span text:style-name="T2">Review</text:span></text:p>
          </table:table-cell>
          <table:table-cell table:style-name="TableCell1">
            <text:p text:style-name="P35"><text:span text:style-name="T2">A written recommendation about the appropriateness of an article for publication; may include suggestions for improvement.</text:span></text:p>
          </table:table-cell>
        </table:table-row>
        <table:table-row>
          <table:table-cell table:style-name="TableCell1">
            <text:p text:style-name="P35"><text:span text:style-name="T2"/></text:p>
            <text:p text:style-name="P35"><text:span text:style-name="T2"/></text:p>
            <text:p text:style-name="P35"><text:span text:style-name="T2">Reviewer</text:span></text:p>
          </table:table-cell>
          <table:table-cell table:style-name="TableCell1">
            <text:p text:style-name="P35"><text:span text:style-name="T2">A person that examines an article and has the ability to recommend approval of the article for publication or to request that changes be made in the article.</text:span></text:p>
          </table:table-cell>
        </table:table-row>
        <table:table-row>
          <table:table-cell table:style-name="TableCell1">
            <text:p text:style-name="P35"><text:span text:style-name="T2">Software Requirements Specification</text:span></text:p>
          </table:table-cell>
          <table:table-cell table:style-name="TableCell1">
            <text:p text:style-name="P35"><text:span text:style-name="T2">A document that completely describes all of the functions of a proposed system and the constraints under which it must operate. For example, this document.</text:span></text:p>
          </table:table-cell>
        </table:table-row>
        <table:table-row>
          <table:table-cell table:style-name="TableCell1">
            <text:p text:style-name="P35"><text:span text:style-name="T2">User</text:span></text:p>
          </table:table-cell>
          <table:table-cell table:style-name="TableCell1">
            <text:p text:style-name="P35"><text:span text:style-name="T2">Reviewer or Author.</text:span></text:p>
          </table:table-cell>
        </table:table-row>
      </table:table>
      <text:p text:style-name="P15"><text:span text:style-name="T3"/></text:p>
      <text:p text:style-name="P7"><text:span text:style-name="T1">Appendix B: Analysis Models</text:span></text:p>
      <text:p text:style-name="P15"><text:span text:style-name="T3">&lt;Optionally, include any pertinent analysis models, such as data flow diagrams, class diagrams, state-transition diagrams, or entity-relationship diagrams</text:span><text:span text:style-name="T2">.&gt;</text:span></text:p>
      <text:p text:style-name="P15"><text:span text:style-name="T2"/></text:p>
      <text:p text:style-name="P49"><text:span text:style-name="T2"><text:s/>Conceptual level DFD</text:span></text:p>
      <text:p text:style-name="P15"><text:span text:style-name="T2"/></text:p>
      <text:p text:style-name="P15"><text:span text:style-name="T2"/></text:p>
      <text:p text:style-name="P15"><text:span text:style-name="T2"/></text:p>
      <text:p text:style-name="P15"><text:span text:style-name="T2"/></text:p>
      <text:p text:style-name="P15"><text:span text:style-name="T2"/></text:p>
      <text:p text:style-name="P15"><text:span text:style-name="T2"/></text:p>
      <text:p text:style-name="P15"><text:span text:style-name="T2"/></text:p>
      <text:p text:style-name="P15"><text:span text:style-name="T2"/></text:p>
      <text:p text:style-name="P15"><text:span text:style-name="T2"/></text:p>
      <text:p text:style-name="P15"><text:span text:style-name="T2"/></text:p>
      <text:p text:style-name="P15"><text:span text:style-name="T2"/></text:p>
      <text:p text:style-name="P15"><text:span text:style-name="T2"/></text:p>
      <text:p text:style-name="P15"><text:span text:style-name="T2"/></text:p>
      <text:p text:style-name="P15"><text:span text:style-name="T2"/></text:p>
      <text:p text:style-name="P15"><text:span text:style-name="T2"/></text:p>
      <text:p text:style-name="P15"><text:span text:style-name="T2"/></text:p>
      <text:p text:style-name="P15"><text:span text:style-name="T2"/></text:p>
      <text:p text:style-name="P15"><text:span text:style-name="T2"/></text:p>
      <text:p text:style-name="P15"><text:span text:style-name="T2"/></text:p>
      <text:p text:style-name="P15"><text:span text:style-name="T2"/></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2">ADMIN LEVEL 1 DFD</text:span></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49"><text:span text:style-name="T3"/></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50"><text:span text:style-name="T2">USER LEVEL 1 DFD</text:span></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51"><text:span text:style-name="T2">Use case diagram</text:span></text:p>
      <text:p text:style-name="P52"><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51"><text:span text:style-name="T2">Admin use case</text:span></text:p>
      <text:p text:style-name="P52"><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52"><text:span text:style-name="T1"/></text:p>
      <text:p text:style-name="P52"><text:span text:style-name="T1"/></text:p>
      <text:p text:style-name="P52"><text:span text:style-name="T1"/></text:p>
      <text:p text:style-name="P52"><text:span text:style-name="T1"/></text:p>
      <text:p text:style-name="P52"><text:span text:style-name="T1"/></text:p>
      <text:p text:style-name="P52"><text:span text:style-name="T1"/></text:p>
      <text:p text:style-name="P52"><text:span text:style-name="T1"/></text:p>
      <text:p text:style-name="P52"><text:span text:style-name="T1"/></text:p>
      <text:p text:style-name="P52"><text:span text:style-name="T1"/></text:p>
      <text:p text:style-name="P52"><text:span text:style-name="T1"/></text:p>
      <text:p text:style-name="P51"><text:span text:style-name="T2">Customer use case</text:span></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51"><text:span text:style-name="T2">Sequence diagram</text:span></text:p>
      <text:p text:style-name="P7"><text:span text:style-name="T1"/></text:p>
      <text:p text:style-name="P51"><text:span text:style-name="T2">Sequence diagram for login</text:span></text:p>
      <text:p text:style-name="P7"><text:span text:style-name="T1"/></text:p>
      <text:p text:style-name="P7"><text:span text:style-name="T1"/></text:p>
      <text:p text:style-name="P52"><text:span text:style-name="T1"/></text:p>
      <text:p text:style-name="P51"><text:span text:style-name="T2">Activity diagram</text:span></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53"><text:span text:style-name="T2">ER Diagram</text:span></text:p>
      <text:p text:style-name="P7"><text:span text:style-name="T1"/></text:p>
      <text:p text:style-name="P7"><text:span text:style-name="T1"/></text:p>
      <text:p text:style-name="P7"><text:span text:style-name="T1">Appendix C: To Be Determined List</text:span></text:p>
      <text:p text:style-name="P15"><text:span text:style-name="T3">&lt;Collect a numbered list of the TBD (to be determined) references that remain in the SRS so they can be tracked to closure.&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671</meta:generator>
    <dc:title>IEEE Software Requirements Specification Template</dc:title>
    <meta:initial-creator>Doris Sturzenberger</meta:initial-creator>
  </office:meta>
</office:document-meta>
</file>